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rsid="001ac52c" officeooo:paragraph-rsid="001ac52c" style:font-size-asian="14pt" style:font-size-complex="16pt"/>
    </style:style>
    <style:style style:name="P2" style:family="paragraph" style:parent-style-name="Preformatted_20_Text">
      <style:text-properties officeooo:rsid="001ac52c" officeooo:paragraph-rsid="001ac52c"/>
    </style:style>
    <style:style style:name="P3" style:family="paragraph" style:parent-style-name="Standard">
      <style:text-properties fo:font-size="16pt" officeooo:rsid="001ac52c" officeooo:paragraph-rsid="001ac52c" style:font-size-asian="14pt" style:font-size-complex="16pt"/>
    </style:style>
    <style:style style:name="T1" style:family="text">
      <style:text-properties officeooo:rsid="001ac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Digit Classifier</text:p>
      <text:p text:style-name="Preformatted_20_Text"/>
      <text:p text:style-name="P2">This project can be used to recognize digits from 0 to 9 in any image after preprocessing the digis image into a normalized matrix. This is done using training machine learning model via neural network.</text:p>
      <text:p text:style-name="Preformatted_20_Text"/>
      <text:p text:style-name="Preformatted_20_Text">## Getting Started</text:p>
      <text:p text:style-name="Preformatted_20_Text"/>
      <text:p text:style-name="P2">for running project simply download the project on your machine and run submit.R file on R-studio. To predict the digit,you can feed your image matrix also.</text:p>
      <text:p text:style-name="Preformatted_20_Text"/>
      <text:p text:style-name="Preformatted_20_Text">### Prerequisites</text:p>
      <text:p text:style-name="Preformatted_20_Text"/>
      <text:p text:style-name="P2">you only need Rtools installed on your machine and have preprcessed matrix of digits-image. </text:p>
      <text:p text:style-name="Preformatted_20_Text"><text:span text:style-name="T1">for</text:span> examples <text:span text:style-name="T1">you should have preprocessed image matrix which can be easily obtained from MNIST. </text:span></text:p>
      <text:p text:style-name="Preformatted_20_Text"/>
      <text:p text:style-name="Preformatted_20_Text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0:54:44.573837251</meta:creation-date>
    <dc:date>2018-07-31T01:03:30.591573069</dc:date>
    <meta:editing-duration>PT8M47S</meta:editing-duration>
    <meta:editing-cycles>1</meta:editing-cycles>
    <meta:document-statistic meta:table-count="0" meta:image-count="0" meta:object-count="0" meta:page-count="1" meta:paragraph-count="7" meta:word-count="98" meta:character-count="599" meta:non-whitespace-character-count="506"/>
    <meta:generator>LibreOffice/5.1.6.2$Linux_X86_64 LibreOffice_project/10m0$Build-2</meta:generator>
  </office:meta>
</office:document-meta>
</file>